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álny" style:master-page-name="MP0" style:family="paragraph">
      <style:paragraph-properties fo:break-before="page" fo:line-height="100%"/>
    </style:style>
    <style:style style:name="P2" style:parent-style-name="Normálny" style:family="paragraph">
      <style:paragraph-properties fo:line-height="100%"/>
    </style:style>
    <style:style style:name="P3" style:parent-style-name="Normálny" style:family="paragraph">
      <style:paragraph-properties fo:line-height="100%"/>
    </style:style>
    <style:style style:name="P4" style:parent-style-name="Normálny" style:family="paragraph">
      <style:paragraph-properties fo:line-height="100%"/>
    </style:style>
    <style:style style:name="P5" style:parent-style-name="Normálny" style:family="paragraph">
      <style:paragraph-properties fo:line-height="100%"/>
    </style:style>
    <style:style style:name="P6" style:parent-style-name="Normálny" style:family="paragraph">
      <style:paragraph-properties fo:line-height="100%"/>
    </style:style>
    <style:style style:name="P7" style:parent-style-name="Normálny" style:family="paragraph">
      <style:paragraph-properties fo:line-height="100%"/>
    </style:style>
  </office:automatic-styles>
  <office:body>
    <office:text text:use-soft-page-breaks="true">
      <text:p text:style-name="P1">Rozmery:</text:p>
      <text:p text:style-name="P2">Šírka 460mm</text:p>
      <text:p text:style-name="P3">Hrúbka 260mm</text:p>
      <text:p text:style-name="P4">Výška 450mm</text:p>
      <text:p text:style-name="P5"/>
      <text:p text:style-name="P6">Hmotnosť cca 8kg</text:p>
      <text:p text:style-name="P7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y" style:next-style-name="Normá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dpis6" style:display-name="Nadpis 6" style:family="paragraph" style:parent-style-name="Normálny" style:next-style-name="Normá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y" style:next-style-name="Normá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dpis8" style:display-name="Nadpis 8" style:family="paragraph" style:parent-style-name="Normálny" style:next-style-name="Normá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y" style:next-style-name="Normá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adpis1Char" style:display-name="Nadpis 1 Char" style:family="text" style:parent-style-name="Predvolenépísmoodsek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Predvolenépísmoodsek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Predvolenépísmoodseku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Predvolenépísmoodseku">
      <style:text-properties style:font-name-asian="Times New Roman" style:font-name-complex="Times New Roman" fo:color="#0F4761"/>
    </style:style>
    <style:style style:name="Nadpis6Char" style:display-name="Nadpis 6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Predvolenépísmoodseku">
      <style:text-properties style:font-name-asian="Times New Roman" style:font-name-complex="Times New Roman" fo:color="#595959"/>
    </style:style>
    <style:style style:name="Nadpis8Char" style:display-name="Nadpis 8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Predvolenépísmoodseku">
      <style:text-properties style:font-name-asian="Times New Roman" style:font-name-complex="Times New Roman" fo:color="#272727"/>
    </style:style>
    <style:style style:name="Názov" style:display-name="Názov" style:family="paragraph" style:parent-style-name="Normálny" style:next-style-name="Normá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itul" style:display-name="Podtitul" style:family="paragraph" style:parent-style-name="Normálny" style:next-style-name="Normá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itulChar" style:display-name="Podtitul Char" style:family="text" style:parent-style-name="Predvolenépísmoodsek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cia" style:display-name="Citácia" style:family="paragraph" style:parent-style-name="Normálny" style:next-style-name="Normá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ciaChar" style:display-name="Citácia Char" style:family="text" style:parent-style-name="Predvolenépísmoodseku">
      <style:text-properties fo:font-style="italic" style:font-style-asian="italic" style:font-style-complex="italic" fo:color="#404040"/>
    </style:style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style:style style:name="Intenzívnezvýraznenie" style:display-name="Intenzívne zvýraznenie" style:family="text" style:parent-style-name="Predvolenépísmoodseku">
      <style:text-properties fo:font-style="italic" style:font-style-asian="italic" style:font-style-complex="italic" fo:color="#0F4761"/>
    </style:style>
    <style:style style:name="Zvýraznenácitácia" style:display-name="Zvýraznená citácia" style:family="paragraph" style:parent-style-name="Normálny" style:next-style-name="Normá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ZvýraznenácitáciaChar" style:display-name="Zvýraznená citácia Char" style:family="text" style:parent-style-name="Predvolenépísmoodseku">
      <style:text-properties fo:font-style="italic" style:font-style-asian="italic" style:font-style-complex="italic" fo:color="#0F4761"/>
    </style:style>
    <style:style style:name="Zvýraznenýodkaz" style:display-name="Zvýraznený odkaz" style:family="text" style:parent-style-name="Predvolenépísmoodsek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morusnak3@gmail.com</meta:initial-creator>
    <dc:creator>samorusnak3@gmail.com</dc:creator>
    <meta:creation-date>2026-02-13T07:59:00Z</meta:creation-date>
    <dc:date>2026-02-13T08:12:00Z</dc:date>
    <meta:template xlink:href="Normal" xlink:type="simple"/>
    <meta:editing-cycles>2</meta:editing-cycles>
    <meta:editing-duration>PT780S</meta:editing-duration>
    <meta:document-statistic meta:page-count="1" meta:paragraph-count="1" meta:word-count="9" meta:character-count="65" meta:row-count="1" meta:non-whitespace-character-count="57"/>
  </office:meta>
</office:document-meta>
</file>